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f92" officeooo:paragraph-rsid="0017ef92"/>
    </style:style>
    <style:style style:name="P2" style:family="paragraph" style:parent-style-name="Standard">
      <style:text-properties officeooo:rsid="0017ef92" officeooo:paragraph-rsid="0019dd97"/>
    </style:style>
    <style:style style:name="P3" style:family="paragraph" style:parent-style-name="Standard">
      <style:text-properties officeooo:rsid="0017ef92" officeooo:paragraph-rsid="001bccc5"/>
    </style:style>
    <style:style style:name="P4" style:family="paragraph" style:parent-style-name="Standard">
      <style:text-properties officeooo:rsid="0017ef92" officeooo:paragraph-rsid="001d55da"/>
    </style:style>
    <style:style style:name="P5" style:family="paragraph" style:parent-style-name="Standard">
      <style:text-properties officeooo:rsid="0017ef92" officeooo:paragraph-rsid="0017ef92"/>
    </style:style>
    <style:style style:name="T1" style:family="text">
      <style:text-properties officeooo:rsid="0019dd97"/>
    </style:style>
    <style:style style:name="T2" style:family="text">
      <style:text-properties officeooo:rsid="001bccc5"/>
    </style:style>
    <style:style style:name="T3" style:family="text">
      <style:text-properties officeooo:rsid="001d55da"/>
    </style:style>
    <style:style style:name="T4" style:family="text">
      <style:text-properties officeooo:rsid="001f01d2"/>
    </style:style>
    <style:style style:name="T5" style:family="text">
      <style:text-properties officeooo:rsid="00226992"/>
    </style:style>
    <style:style style:name="T6" style:family="text">
      <style:text-properties officeooo:rsid="002429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SI GENERALI</text:p>
      <text:p text:style-name="P1"/>
      <text:p text:style-name="P1">-Si vuole realizzare una base di dati per la gestione di una piattaforma in cui gli utenti possano</text:p>
      <text:p text:style-name="P1">scoprire e condividere ricette.</text:p>
      <text:p text:style-name="P1">-Quando un <text:span text:style-name="T4">utente</text:span> cancella la propria iscrizione al sito, anche i suoi dati personali sono</text:p>
      <text:p text:style-name="P1">cancellati, mentre le ricette che ha condiviso e i suoi commenti vengono mantenuti. Sono invece</text:p>
      <text:p text:style-name="P1">cancellati insieme ai dati personali i preferiti, gli ingredienti contenuti nella lista della spesa, la lista</text:p>
      <text:p text:style-name="P1">dei cuochi eventualmente seguiti.</text:p>
      <text:p text:style-name="P1"/>
      <text:p text:style-name="P1">FRASI SU UTENTI</text:p>
      <text:p text:style-name="P1"/>
      <text:p text:style-name="P1">-Per registrarsi gli utenti devono fornire email,password e un <text:span text:style-name="T4">username</text:span> che sarà associato a tutti i loro contributi.</text:p>
      <text:p text:style-name="P2"><text:span text:style-name="T1">-L</text:span>e ricette possono essere <text:span text:style-name="T5">realizzate</text:span> da<text:span text:style-name="T1">gli utenti</text:span>.</text:p>
      <text:p text:style-name="P2">-Gli utenti possono seguire un cuoco per visualizzare le sue ricette in primo piano nella</text:p>
      <text:p text:style-name="P2">propria pagina personale.</text:p>
      <text:p text:style-name="P3"><text:span text:style-name="T2">-Gli utenti</text:span> possono salvare le ricette tra i propri preferiti.</text:p>
      <text:p text:style-name="P3"><text:span text:style-name="T2">-Gli utenti</text:span> possono salvare singoli ingredienti in una “lista della spesa”.</text:p>
      <text:p text:style-name="P3">-<text:span text:style-name="T3">N</text:span>ella pagina personale degli utenti <text:span text:style-name="T3">sono presenti le ricette salvate nei preferiti , gli ingredienti salvati nella “lista della spesa”,un’indicazione del numero di ricette salvate nei preferiti e del numero di commenti pubblicati.</text:span></text:p>
      <text:p text:style-name="P4">-<text:span text:style-name="T3">Gli utenti</text:span> possono commentare le ricette.</text:p>
      <text:p text:style-name="P4">-<text:span text:style-name="T3">Gli utenti possono</text:span> rispond<text:span text:style-name="T3">ere</text:span> ad un commento già pubblicato da qualcun altro.</text:p>
      <text:p text:style-name="P2"/>
      <text:p text:style-name="P1">FRASI SU RICETTE</text:p>
      <text:p text:style-name="P1"/>
      <text:p text:style-name="P1">-Le ricette hanno un titolo, una descrizione, una foto di copertina, alcune informazioni su difficoltà,</text:p>
      <text:p text:style-name="P1">tempo di preparazione ,altre eventuali annotazioni ed una lista di ingredienti.</text:p>
      <text:p text:style-name="P1">-Ogni ricetta appartiene ad una categoria che identifica il tipo di portata (es. antipasto, primo piatto, <text:span text:style-name="T6">secondo piatto,dolce</text:span>).</text:p>
      <text:p text:style-name="P1">-Una ricetta può appartenere ad una o più categorie che identificano la dieta associata (es. vegetariana, senza glutine, <text:span text:style-name="T6">senza lattosio,bio</text:span>).</text:p>
      <text:p text:style-name="P1">-Ad ogni ricetta sono associate delle ricette simili.</text:p>
      <text:p text:style-name="P1">-Due ricette si considerano simili se hanno almeno una categoria in comune e hanno come autore lo stesso cuoco o utente.</text:p>
      <text:p text:style-name="P1"/>
      <text:p text:style-name="P1">FRASI SU REDAZIONE</text:p>
      <text:p text:style-name="P1"/>
      <text:p text:style-name="P1"><text:span text:style-name="T1">-L</text:span>e ricette possono essere pubblicate dalla redazione del sito.</text:p>
      <text:p text:style-name="P1">-<text:span text:style-name="T3">L</text:span>a redazione può pubblicare dei commenti, ma solo in risposta ai commenti lasciati da<text:span text:style-name="T3">gli utenti.</text:span></text:p>
      <text:p text:style-name="P1"/>
      <text:p text:style-name="P1">FRASI SU INGREDIENTI</text:p>
      <text:p text:style-name="P1"/>
      <text:p text:style-name="P1">-Ogni ingrediente possiede il nome, la quantità ed eventuali annotazioni.</text:p>
      <text:p text:style-name="P1"/>
      <text:p text:style-name="P1">FRASI SU CUOCO</text:p>
      <text:p text:style-name="P1"/>
      <text:p text:style-name="P1">-Le ricette della redazione possono avere come autore un cuoco famoso.</text:p>
      <text:p text:style-name="P1">-Esplorando la pagina di un cuoco sul sito , <text:span text:style-name="T2">gli utenti </text:span>possono leggerne una breve bio e accedere a tutte le ricette di cui questi è l’autore (di cui è subito visibile anche il numero).</text:p>
      <text:p text:style-name="P1"/>
      <text:p text:style-name="P1"/>
      <text:p text:style-name="P1"><text:soft-page-break/>FRASI SU COMMENTI</text:p>
      <text:p text:style-name="P1"/>
      <text:p text:style-name="P1">-Per ogni commento vengono visualizzati: lo username e la foto profilo dell’autore (o la dicitura “Redazione”), la data e il tes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7:03:18.664256295</meta:creation-date>
    <dc:date>2019-06-20T22:06:05.586480984</dc:date>
    <meta:editing-duration>PT17M4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401" meta:character-count="2582" meta:non-whitespace-character-count="2215"/>
  </office:meta>
</office:document-meta>
</file>